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Liberation Mono" svg:font-family="Liberation Mono"/>
  </office:font-face-decls>
  <office:automatic-styles>
    <style:style style:family="text" style:name="T1" style:display-name="T1">
      <style:text-properties fo:color="#000000" style:font-name="Liberation Mono" fo:font-size="10pt" fo:language="en" fo:country="GB" fo:font-weight="bold"/>
    </style:style>
    <style:style style:family="text" style:name="T2" style:display-name="T2">
      <style:text-properties style:font-name="Liberation Mono" fo:font-size="10pt" fo:language="en" fo:country="GB" fo:font-weight="bold"/>
    </style:style>
    <style:style style:family="paragraph" style:name="P2" style:display-name="P2" style:parent-style-name="Preformatted-Text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Liberation Mono" fo:font-size="10pt" fo:language="en" fo:country="GB" fo:font-weight="bold"/>
    </style:style>
    <style:style style:family="paragraph" style:name="P3" style:display-name="P3" style:parent-style-name="Preformatted-Text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Liberation Mono" fo:font-size="10pt" fo:language="en" fo:country="GB" fo:font-weight="bold"/>
    </style:style>
    <style:style style:family="paragraph" style:name="P4" style:display-name="P4" style:parent-style-name="Preformatted-Text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Liberation Serif" fo:font-size="12pt" fo:language="en" fo:country="GB" fo:font-weight="normal"/>
    </style:style>
    <style:style style:family="paragraph" style:name="P1" style:display-name="P1" style:parent-style-name="Preformatted-Text">
      <style:paragraph-properties fo:widows="2" fo:orphans="2" fo:break-before="page"/>
      <style:text-properties fo:color="#000000" style:font-name="Liberation Serif" fo:font-size="12pt" fo:font-weight="normal" fo:text-transform="none"/>
    </style:style>
    <style:style style:family="section" style:name="Sect1" style:display-name="Sect1"/>
    <style:page-layout style:name="PLayout2">
      <style:page-layout-properties fo:margin-top="1cm" fo:margin-bottom="1cm" fo:margin-left="1.101cm" fo:margin-right="1cm"/>
    </style:page-layout>
    <style:page-layout style:name="Standard">
      <style:page-layout-properties fo:margin-top="1cm" fo:margin-bottom="1cm" fo:margin-left="1.101cm" fo:margin-right="1cm"/>
    </style:page-layout>
  </office:automatic-styles>
  <office:body>
    <office:text>
      <text:section text:style-name="Sect1" text:name="Section1">
        <text:p text:style-name="P1"><text:span text:style-name="T1">111 - ! <text:s/>112 - @ <text:s/>113 - # <text:s/>114 - $ <text:s/>115 - % <text:s/>116 - ^ <text:s/>117 - &amp; <text:s/>118 - * <text:s/>119 - ( <text:s/>121 - `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0 – Space</text:span></text:p>
        <text:p text:style-name="P2"><text:span text:style-name="T1">1 – 0 <text:s/>11 – 1 <text:s/>12 – 2 <text:s/>13 – 3 <text:s/>14 – 4 <text:s/>15 – 5 <text:s/>16 – 6 <text:s/>17 – 7 <text:s/>18 – 8 <text:s/>19 - 9</text:span></text:p>
        <text:p text:style-name="P2"><text:span text:style-name="T1">2 - a <text:s text:c="5"/>22 - b <text:s text:c="4"/>222 – c <text:s text:c="3"/>3 - d <text:s text:c="5"/>33 - e <text:s text:c="4"/>333 - f</text:span></text:p>
        <text:p text:style-name="P2"><text:span text:style-name="T1">4 - g <text:s text:c="5"/>44 - h <text:s text:c="4"/>444 – I <text:s text:c="3"/>5 - j <text:s text:c="5"/>55 - k <text:s text:c="4"/>555 - l</text:span></text:p>
        <text:p text:style-name="P2"><text:span text:style-name="T1">6 - m <text:s text:c="5"/>66 - n <text:s text:c="4"/>666 – o <text:s text:c="3"/>7 - p <text:s text:c="5"/>77 - q <text:s text:c="4"/>777 - r <text:s text:c="3"/>7777 - s</text:span></text:p>
        <text:p text:style-name="P2"><text:span text:style-name="T1">8 - t <text:s text:c="5"/>88 - u <text:s text:c="4"/>888 – v <text:s text:c="3"/>9 - w <text:s text:c="5"/>99 - x <text:s text:c="4"/>999 - y <text:s text:c="3"/>9999 – z</text:span></text:p>
        <text:p text:style-name="P3"/>
        <text:p text:style-name="P3"><text:span text:style-name="T2">(.2 enc_key acc_search)<text:tab/>(.a shortcut enc_key txt_search) (.w query) (.f status_msg)</text:span></text:p>
        <text:p text:style-name="P3"><text:span text:style-name="T2">(.il acc_name skip# count#)<text:tab/>(.ir acc_name read#)<text:tab/>(.m </text:span><text:a xlink:href="mailto:addr@dom.tld"><text:span text:style-name="T2">addr@dom.tld</text:span></text:a><text:span text:style-name="T2"> “subj” body)</text:span></text:p>
        <text:p text:style-name="P3"><text:span text:style-name="T2">(.p c | t +#num msg)<text:tab/>(.s shell_cmd)<text:tab/>(.tg skip# count#) (.tp msg) </text:span></text:p>
        <text:p text:style-name="P3"><text:span text:style-name="T2">(.b f/b | p/n/nn/0 | r/k | g/i | ptr | val | e/enter/backsp)</text:span></text:p>
        <text:p text:style-name="P3"><text:span text:style-name="T2">(.plt pos len timeout command) (.e lock | stop | kill | log | warn | info | stack | tune)</text:span></text:p>
        <text:p text:style-name="P3"/>
        <text:p text:style-name="P3"/>
        <text:p text:style-name="P3"/>
        <text:p text:style-name="P4"><text:span text:style-name="T1">111 - ! <text:s/>112 - @ <text:s/>113 - # <text:s/>114 - $ <text:s/>115 - % <text:s/>116 - ^ <text:s/>117 - &amp; <text:s/>118 - * <text:s/>119 - ( <text:s/>121 - `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0 – Space</text:span></text:p>
        <text:p text:style-name="P2"><text:span text:style-name="T1">1 – 0 <text:s/>11 – 1 <text:s/>12 – 2 <text:s/>13 – 3 <text:s/>14 – 4 <text:s/>15 – 5 <text:s/>16 – 6 <text:s/>17 – 7 <text:s/>18 – 8 <text:s/>19 - 9</text:span></text:p>
        <text:p text:style-name="P2"><text:span text:style-name="T1">2 - a <text:s text:c="5"/>22 - b <text:s text:c="4"/>222 – c <text:s text:c="3"/>3 - d <text:s text:c="5"/>33 - e <text:s text:c="4"/>333 - f</text:span></text:p>
        <text:p text:style-name="P2"><text:span text:style-name="T1">4 - g <text:s text:c="5"/>44 - h <text:s text:c="4"/>444 – I <text:s text:c="3"/>5 - j <text:s text:c="5"/>55 - k <text:s text:c="4"/>555 - l</text:span></text:p>
        <text:p text:style-name="P2"><text:span text:style-name="T1">6 - m <text:s text:c="5"/>66 - n <text:s text:c="4"/>666 – o <text:s text:c="3"/>7 - p <text:s text:c="5"/>77 - q <text:s text:c="4"/>777 - r <text:s text:c="3"/>7777 - s</text:span></text:p>
        <text:p text:style-name="P2"><text:span text:style-name="T1">8 - t <text:s text:c="5"/>88 - u <text:s text:c="4"/>888 – v <text:s text:c="3"/>9 - w <text:s text:c="5"/>99 - x <text:s text:c="4"/>999 - y <text:s text:c="3"/>9999 – z</text:span></text:p>
        <text:p text:style-name="P3"/>
        <text:p text:style-name="P3"><text:span text:style-name="T2">(.2 enc_key acc_search)<text:tab/>(.a shortcut enc_key txt_search) (.w query) (.f status_msg)</text:span></text:p>
        <text:p text:style-name="P3"><text:span text:style-name="T2">(.il acc_name skip# count#)<text:tab/>(.ir acc_name read#)<text:tab/>(.m </text:span><text:a xlink:href="mailto:addr@dom.tld"><text:span text:style-name="T2">addr@dom.tld</text:span></text:a><text:span text:style-name="T2"> “subj” body)</text:span></text:p>
        <text:p text:style-name="P3"><text:span text:style-name="T2">(.p c | t +#num msg)<text:tab/>(.s shell_cmd)<text:tab/>(.tg skip# count#) (.tp msg) </text:span></text:p>
        <text:p text:style-name="P3"><text:span text:style-name="T2">(.b f/b | p/n/nn/0 | r/k | g/i | ptr | val | e/enter/backsp)</text:span></text:p>
        <text:p text:style-name="P3"><text:span text:style-name="T2">(.plt pos len timeout command) (.e lock | stop | kill | log | warn | info | stack | tune)</text:span></text:p>
        <text:p text:style-name="P3"/>
        <text:p text:style-name="P3"/>
        <text:p text:style-name="P3"/>
        <text:p text:style-name="P4"><text:span text:style-name="T1">111 - ! <text:s/>112 - @ <text:s/>113 - # <text:s/>114 - $ <text:s/>115 - % <text:s/>116 - ^ <text:s/>117 - &amp; <text:s/>118 - * <text:s/>119 - ( <text:s/>121 - `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0 – Space</text:span></text:p>
        <text:p text:style-name="P2"><text:span text:style-name="T1">1 – 0 <text:s/>11 – 1 <text:s/>12 – 2 <text:s/>13 – 3 <text:s/>14 – 4 <text:s/>15 – 5 <text:s/>16 – 6 <text:s/>17 – 7 <text:s/>18 – 8 <text:s/>19 - 9</text:span></text:p>
        <text:p text:style-name="P2"><text:span text:style-name="T1">2 - a <text:s text:c="5"/>22 - b <text:s text:c="4"/>222 – c <text:s text:c="3"/>3 - d <text:s text:c="5"/>33 - e <text:s text:c="4"/>333 - f</text:span></text:p>
        <text:p text:style-name="P2"><text:span text:style-name="T1">4 - g <text:s text:c="5"/>44 - h <text:s text:c="4"/>444 – I <text:s text:c="3"/>5 - j <text:s text:c="5"/>55 - k <text:s text:c="4"/>555 - l</text:span></text:p>
        <text:p text:style-name="P2"><text:span text:style-name="T1">6 - m <text:s text:c="5"/>66 - n <text:s text:c="4"/>666 – o <text:s text:c="3"/>7 - p <text:s text:c="5"/>77 - q <text:s text:c="4"/>777 - r <text:s text:c="3"/>7777 - s</text:span></text:p>
        <text:p text:style-name="P2"><text:span text:style-name="T1">8 - t <text:s text:c="5"/>88 - u <text:s text:c="4"/>888 – v <text:s text:c="3"/>9 - w <text:s text:c="5"/>99 - x <text:s text:c="4"/>999 - y <text:s text:c="3"/>9999 – z</text:span></text:p>
        <text:p text:style-name="P3"/>
        <text:p text:style-name="P3"><text:span text:style-name="T2">(.2 enc_key acc_search)<text:tab/>(.a shortcut enc_key txt_search) (.w query) (.f status_msg)</text:span></text:p>
        <text:p text:style-name="P3"><text:span text:style-name="T2">(.il acc_name skip# count#)<text:tab/>(.ir acc_name read#)<text:tab/>(.m </text:span><text:a xlink:href="mailto:addr@dom.tld"><text:span text:style-name="T2">addr@dom.tld</text:span></text:a><text:span text:style-name="T2"> “subj” body)</text:span></text:p>
        <text:p text:style-name="P3"><text:span text:style-name="T2">(.p c | t +#num msg)<text:tab/>(.s shell_cmd)<text:tab/>(.tg skip# count#) (.tp msg) </text:span></text:p>
        <text:p text:style-name="P3"><text:span text:style-name="T2">(.b f/b | p/n/nn/0 | r/k | g/i | ptr | val | e/enter/backsp)</text:span></text:p>
        <text:p text:style-name="P3"><text:span text:style-name="T2">(.plt pos len timeout command) (.e lock | stop | kill | log | warn | info | stack | tune)</text:span></text:p>
        <text:p text:style-name="P3"/>
        <text:p text:style-name="P3"/>
        <text:p text:style-name="P3"/>
        <text:p text:style-name="P4"><text:span text:style-name="T1">111 - ! <text:s/>112 - @ <text:s/>113 - # <text:s/>114 - $ <text:s/>115 - % <text:s/>116 - ^ <text:s/>117 - &amp; <text:s/>118 - * <text:s/>119 - ( <text:s/>121 - `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0 – Space</text:span></text:p>
        <text:p text:style-name="P2"><text:span text:style-name="T1">1 – 0 <text:s/>11 – 1 <text:s/>12 – 2 <text:s/>13 – 3 <text:s/>14 – 4 <text:s/>15 – 5 <text:s/>16 – 6 <text:s/>17 – 7 <text:s/>18 – 8 <text:s/>19 - 9</text:span></text:p>
        <text:p text:style-name="P2"><text:span text:style-name="T1">2 - a <text:s text:c="5"/>22 - b <text:s text:c="4"/>222 – c <text:s text:c="3"/>3 - d <text:s text:c="5"/>33 - e <text:s text:c="4"/>333 - f</text:span></text:p>
        <text:p text:style-name="P2"><text:span text:style-name="T1">4 - g <text:s text:c="5"/>44 - h <text:s text:c="4"/>444 – I <text:s text:c="3"/>5 - j <text:s text:c="5"/>55 - k <text:s text:c="4"/>555 - l</text:span></text:p>
        <text:p text:style-name="P2"><text:span text:style-name="T1">6 - m <text:s text:c="5"/>66 - n <text:s text:c="4"/>666 – o <text:s text:c="3"/>7 - p <text:s text:c="5"/>77 - q <text:s text:c="4"/>777 - r <text:s text:c="3"/>7777 - s</text:span></text:p>
        <text:p text:style-name="P2"><text:span text:style-name="T1">8 - t <text:s text:c="5"/>88 - u <text:s text:c="4"/>888 – v <text:s text:c="3"/>9 - w <text:s text:c="5"/>99 - x <text:s text:c="4"/>999 - y <text:s text:c="3"/>9999 – z</text:span></text:p>
        <text:p text:style-name="P3"/>
        <text:p text:style-name="P3"><text:span text:style-name="T2">(.2 enc_key acc_search)<text:tab/>(.a shortcut enc_key txt_search) (.w query) (.f status_msg)</text:span></text:p>
        <text:p text:style-name="P3"><text:span text:style-name="T2">(.il acc_name skip# count#)<text:tab/>(.ir acc_name read#)<text:tab/>(.m </text:span><text:a xlink:href="mailto:addr@dom.tld"><text:span text:style-name="T2">addr@dom.tld</text:span></text:a><text:span text:style-name="T2"> “subj” body)</text:span></text:p>
        <text:p text:style-name="P3"><text:span text:style-name="T2">(.p c | t +#num msg)<text:tab/>(.s shell_cmd)<text:tab/>(.tg skip# count#) (.tp msg) </text:span></text:p>
        <text:p text:style-name="P3"><text:span text:style-name="T2">(.b f/b | p/n/nn/0 | r/k | g/i | ptr | val | e/enter/backsp)</text:span></text:p>
        <text:p text:style-name="P3"><text:span text:style-name="T2">(.plt pos len timeout command) (.e lock | stop | kill | log | warn | info | stack | tune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Mono" svg:font-family="Liberation Mono"/>
    <style:font-face style:name="Liberation Serif" svg:font-family="Liberation Serif"/>
  </office:font-face-decls>
  <office:styles>
    <style:default-style style:family="paragraph">
      <style:paragraph-properties style:tab-stop-distance="1.251cm"/>
    </style:default-style>
    <style:style style:family="text" style:name="Internet-link-text" style:display-name="Internet link_text" style:next-style-name="Internet-link-text">
      <style:text-properties fo:color="#000080" style:text-underline-type="single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Preformatted-Text" style:display-name="Preformatted Text" style:parent-style-name="Normal" style:next-style-name="Preformatted-Text">
      <style:paragraph-properties fo:margin-top="0cm" fo:margin-bottom="0cm"/>
      <style:text-properties style:font-name="Liberation Mono" fo:font-size="10pt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Normal" style:display-name="Normal">
      <style:paragraph-properties fo:widows="2" fo:orphans="2" style:writing-mode="lr"/>
      <style:text-properties style:font-name="Liberation Serif" fo:font-size="12pt" fo:language="en" fo:country="GB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</office:styles>
  <office:automatic-styles>
    <style:page-layout style:name="Standard">
      <style:page-layout-properties fo:page-width="8.267717in" fo:page-height="11.692913in" style:print-orientation="portrait" fo:margin-top="1cm" fo:margin-bottom="1cm" fo:margin-left="1.101cm" fo:margin-right="1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meta:creation-date>2017-03-27T10:40:42.515992805</meta:creation-date>
    <dc:date>Mon Aug 14 09:02:09 2017
</dc:date>
  </office:meta>
</office:document-meta>
</file>